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officeooo:rsid="0015829b" officeooo:paragraph-rsid="0015829b" style:font-size-asian="17.5pt" style:font-size-complex="20pt"/>
    </style:style>
    <style:style style:name="P2" style:family="paragraph" style:parent-style-name="Preformatted_20_Text">
      <style:text-properties style:font-name="Chandas" fo:font-size="12pt" officeooo:rsid="0015829b" officeooo:paragraph-rsid="0015829b" style:font-size-asian="10.5pt" style:font-size-complex="1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7f555"/>
    </style:style>
    <style:style style:name="P5" style:family="paragraph" style:parent-style-name="Text_20_body" style:list-style-name="L1">
      <style:text-properties officeooo:rsid="0017f555" officeooo:paragraph-rsid="0017f555"/>
    </style:style>
    <style:style style:name="P6" style:family="paragraph" style:parent-style-name="Text_20_body">
      <style:text-properties officeooo:rsid="0017f555" officeooo:paragraph-rsid="0017f555"/>
    </style:style>
    <style:style style:name="P7" style:family="paragraph" style:parent-style-name="Text_20_body" style:list-style-name="L1">
      <style:text-properties officeooo:rsid="0019c362" officeooo:paragraph-rsid="0019c362"/>
    </style:style>
    <style:style style:name="P8" style:family="paragraph" style:parent-style-name="Text_20_body">
      <style:paragraph-properties fo:text-align="center" style:justify-single-word="false"/>
      <style:text-properties officeooo:rsid="0019c362" officeooo:paragraph-rsid="0019c362"/>
    </style:style>
    <style:style style:name="P9" style:family="paragraph" style:parent-style-name="Text_20_body">
      <style:paragraph-properties fo:text-align="start" style:justify-single-word="false"/>
      <style:text-properties fo:font-size="15pt" officeooo:rsid="0019c362" officeooo:paragraph-rsid="0019c362" style:font-size-asian="13.1000003814697pt" style:font-size-complex="15pt"/>
    </style:style>
    <style:style style:name="P10" style:family="paragraph" style:parent-style-name="Title">
      <style:text-properties officeooo:rsid="0019c362" officeooo:paragraph-rsid="0019c362"/>
    </style:style>
    <style:style style:name="T1" style:family="text">
      <style:text-properties fo:font-variant="normal" fo:text-transform="none" fo:color="#dc143c" loext:opacity="100%" fo:letter-spacing="normal" fo:font-style="normal" fo:font-weight="normal" style:font-size-asian="10.5pt"/>
    </style:style>
    <style:style style:name="T2" style:family="text">
      <style:text-properties fo:font-variant="normal" fo:text-transform="none" style:use-window-font-color="true" loext:opacity="0%" style:font-name="Chandas" fo:font-size="12pt" fo:letter-spacing="normal" fo:font-style="normal" fo:font-weight="normal" officeooo:rsid="0017f555" style:font-size-asian="10.5pt" style:font-size-complex="12pt"/>
    </style:style>
    <style:style style:name="T3" style:family="text">
      <style:text-properties fo:font-variant="normal" fo:text-transform="none" style:use-window-font-color="true" loext:opacity="0%" fo:letter-spacing="normal" fo:font-style="normal" fo:font-weight="normal" style:font-size-asian="10.5pt"/>
    </style:style>
    <style:style style:name="T4" style:family="text">
      <style:text-properties fo:font-variant="normal" fo:text-transform="none" fo:color="#0000cd" loext:opacity="100%" style:font-name="Consolas" fo:font-size="11.25pt" fo:letter-spacing="normal" fo:font-style="normal" fo:font-weight="normal"/>
    </style:style>
    <style:style style:name="T5" style:family="text">
      <style:text-properties fo:font-variant="normal" fo:text-transform="none" fo:color="#0000cd" loext:opacity="100%" style:font-name="Consolas" fo:font-size="11.25pt" fo:letter-spacing="normal" fo:font-style="normal" fo:font-weight="normal" style:font-size-asian="10.5pt"/>
    </style:style>
    <style:style style:name="T6" style:family="text">
      <style:text-properties fo:font-variant="normal" fo:text-transform="none" fo:color="#0000cd" loext:opacity="100%" style:font-name="Consolas" fo:font-size="11.25pt" fo:letter-spacing="normal" fo:font-style="normal" fo:font-weight="normal" style:font-size-asian="10.5pt" style:font-size-complex="12pt"/>
    </style:style>
    <style:style style:name="T7" style:family="text">
      <style:text-properties fo:font-variant="normal" fo:text-transform="none" fo:color="#000000" loext:opacity="100%" style:font-name="Consolas" fo:font-size="11.2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Consolas" fo:font-size="11.25pt" fo:letter-spacing="normal" fo:font-style="normal" fo:font-weight="normal" style:font-size-asian="10.5pt"/>
    </style:style>
    <style:style style:name="T9" style:family="text">
      <style:text-properties fo:font-variant="normal" fo:text-transform="none" fo:color="#000000" loext:opacity="100%" style:font-name="Consolas" fo:font-size="11.25pt" fo:letter-spacing="normal" fo:font-style="normal" fo:font-weight="normal" style:font-size-asian="10.5pt" style:font-size-complex="12pt"/>
    </style:style>
    <style:style style:name="T10" style:family="text">
      <style:text-properties fo:font-variant="normal" fo:text-transform="none" fo:color="#ff0000" loext:opacity="100%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ff0000" loext:opacity="100%" style:font-name="Consolas" fo:font-size="11.25pt" fo:letter-spacing="normal" fo:font-style="normal" fo:font-weight="normal" style:font-size-asian="10.5pt" style:font-size-complex="12pt"/>
    </style:style>
    <style:style style:name="T12" style:family="text">
      <style:text-properties fo:font-variant="normal" fo:text-transform="none" fo:color="#ff0000" loext:opacity="100%" style:font-name="Consolas" fo:font-size="11.25pt" fo:letter-spacing="normal" fo:font-style="normal" fo:font-weight="normal" officeooo:rsid="0017f555" style:font-size-asian="10.5pt" style:font-size-complex="12pt"/>
    </style:style>
    <style:style style:name="T13" style:family="text">
      <style:text-properties fo:font-variant="normal" fo:text-transform="none" fo:color="#a52a2a" loext:opacity="100%" style:font-name="Consolas" fo:font-size="11.25pt" fo:letter-spacing="normal" fo:font-style="normal" fo:font-weight="normal"/>
    </style:style>
    <style:style style:name="T14" style:family="text">
      <style:text-properties fo:font-variant="normal" fo:text-transform="none" fo:color="#a52a2a" loext:opacity="100%" style:font-name="Consolas" fo:font-size="11.2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a52a2a" loext:opacity="100%" style:font-name="Consolas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size-asian="10.5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id</text:p>
      <text:p text:style-name="P2"/>
      <text:list xml:id="list3527898447" text:style-name="L1">
        <text:list-item>
          <text:p text:style-name="P3">Grid Container</text:p>
          <text:list>
            <text:list-item>
              <text:p text:style-name="P3">grid-template-rows – it specifies the number of rows</text:p>
            </text:list-item>
            <text:list-item>
              <text:p text:style-name="P3">grid-template-columns – it specifies the number of columns</text:p>
            </text:list-item>
            <text:list-item>
              <text:p text:style-name="P3">justify-content and align-items (for h.align and v.align)</text:p>
              <text:list>
                <text:list-item>
                  <text:p text:style-name="P3">space-around</text:p>
                </text:list-item>
                <text:list-item>
                  <text:p text:style-name="P3">space-evenly</text:p>
                </text:list-item>
                <text:list-item>
                  <text:p text:style-name="P3">space-between</text:p>
                </text:list-item>
                <text:list-item>
                  <text:p text:style-name="P3">center</text:p>
                </text:list-item>
                <text:list-item>
                  <text:p text:style-name="P3">start</text:p>
                </text:list-item>
                <text:list-item>
                  <text:p text:style-name="P3">end</text:p>
                </text:list-item>
              </text:list>
            </text:list-item>
            <text:list-item>
              <text:p text:style-name="P7">grid-template-areas – defined in the second page</text:p>
            </text:list-item>
          </text:list>
        </text:list-item>
        <text:list-item>
          <text:p text:style-name="P3">Grid Item</text:p>
          <text:list>
            <text:list-item>
              <text:p text:style-name="P3">grid-column ---- used for colspan (Shorthand property for grid-column-start and grid-column-end ) </text:p>
              <text:list>
                <text:list-item>
                  <text:p text:style-name="P3">Format 1 </text:p>
                  <text:list>
                    <text:list-item>
                      <text:p text:style-name="P3">1/5 it means column start from one and ends in 4th column</text:p>
                    </text:list-item>
                  </text:list>
                </text:list-item>
                <text:list-item>
                  <text:p text:style-name="P3">Format 2</text:p>
                  <text:list>
                    <text:list-item>
                      <text:p text:style-name="P3">1/span 4 means including 1st it will take 4 columns</text:p>
                    </text:list-item>
                  </text:list>
                </text:list-item>
                <text:list-item>
                  <text:p text:style-name="P3">here in 1/4 or 1/5 1 is representing that column join will start from 1st column</text:p>
                </text:list-item>
              </text:list>
            </text:list-item>
            <text:list-item>
              <text:p text:style-name="P3">grid-row ------ used for row span (format is same as above)(Shorthand property for grid-row-start and grid-row-end ) </text:p>
            </text:list-item>
            <text:list-item>
              <text:p text:style-name="P3">grid-area <text:span text:style-name="T16">( Shorthand property for </text:span><text:span text:style-name="T1">grid-column-start and grid-column-end grid-row-start and grid-row-end </text:span><text:span text:style-name="T3">) <text:s/></text:span></text:p>
              <text:list>
                <text:list-item>
                  <text:p text:style-name="P3">FORMAT 1 </text:p>
                  <text:list>
                    <text:list-item>
                      <text:p text:style-name="P4"><text:span text:style-name="T12">grid-area</text:span><text:span text:style-name="T2"> : </text:span><text:span text:style-name="T5">1 / 2 / 5 / 6</text:span><text:span text:style-name="T8">;</text:span></text:p>
                    </text:list-item>
                    <text:list-item>
                      <text:p text:style-name="P3">start (row 1 / column 2) / end(row 5 / column 6 )</text:p>
                    </text:list-item>
                  </text:list>
                </text:list-item>
                <text:list-item>
                  <text:p text:style-name="P3">FORMAT 2</text:p>
                  <text:list>
                    <text:list-item>
                      <text:p text:style-name="P3"><text:span text:style-name="T11">grid-area</text:span><text:span text:style-name="T9">: </text:span><text:span text:style-name="T6">2 / 1 / span 2 / span 3</text:span><text:span text:style-name="T9">;</text:span></text:p>
                    </text:list-item>
                    <text:list-item>
                      <text:p text:style-name="P5"><text:span text:style-name="T9">Start(row 2 / column 1 ) and took area row 2 and columns 3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oft-page-break/><text:span text:style-name="T9"/></text:p>
      <text:p text:style-name="P10">Grid Area</text:p>
      <text:p text:style-name="P8">The Official use of the grid</text:p>
      <text:p text:style-name="P9"/>
      <text:p text:style-name="P9"><text:span text:style-name="T13">.item1 </text:span><text:span text:style-name="T7">{</text:span><text:span text:style-name="T10"> grid-area</text:span><text:span text:style-name="T7">:</text:span><text:span text:style-name="T4"> header</text:span><text:span text:style-name="T7">;</text:span><text:span text:style-name="T10"> </text:span><text:span text:style-name="T7">}<text:line-break/></text:span><text:span text:style-name="T13">.item2 </text:span><text:span text:style-name="T7">{</text:span><text:span text:style-name="T10"> grid-area</text:span><text:span text:style-name="T7">:</text:span><text:span text:style-name="T4"> menu</text:span><text:span text:style-name="T7">;</text:span><text:span text:style-name="T10"> </text:span><text:span text:style-name="T7">}<text:line-break/></text:span><text:span text:style-name="T13">.item3 </text:span><text:span text:style-name="T7">{</text:span><text:span text:style-name="T10"> grid-area</text:span><text:span text:style-name="T7">:</text:span><text:span text:style-name="T4"> main</text:span><text:span text:style-name="T7">;</text:span><text:span text:style-name="T10"> </text:span><text:span text:style-name="T7">}<text:line-break/></text:span><text:span text:style-name="T13">.item4 </text:span><text:span text:style-name="T7">{</text:span><text:span text:style-name="T10"> grid-area</text:span><text:span text:style-name="T7">:</text:span><text:span text:style-name="T4"> right</text:span><text:span text:style-name="T7">;</text:span><text:span text:style-name="T10"> </text:span><text:span text:style-name="T7">}<text:line-break/></text:span><text:span text:style-name="T13">.item5 </text:span><text:span text:style-name="T7">{</text:span><text:span text:style-name="T10"> grid-area</text:span><text:span text:style-name="T7">:</text:span><text:span text:style-name="T4"> footer</text:span><text:span text:style-name="T7">;</text:span><text:span text:style-name="T10"> </text:span><text:span text:style-name="T7">}<text:line-break/><text:line-break/></text:span><text:span text:style-name="T13">.</text:span><text:span text:style-name="T15">grid-container</text:span><text:span text:style-name="T13"> </text:span><text:span text:style-name="T7">{</text:span><text:span text:style-name="T10"><text:line-break/> <text:s/>grid-template-areas</text:span><text:span text:style-name="T7">:</text:span><text:span text:style-name="T4"><text:line-break/> <text:s text:c="3"/>'header header header header header header'<text:line-break/> <text:s text:c="3"/>'menu main main main right right'<text:line-break/> <text:s text:c="3"/>'menu footer footer footer footer footer'</text:span><text:span text:style-name="T7">;</text:span><text:span text:style-name="T10"><text:line-break/></text:span><text:span text:style-name="T7">}</text:span></text:p>
      <text:p text:style-name="P9"><text:span text:style-name="T4">'footer . . .' the period represents the grid item with no nam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8T00:55:37.706296860</dc:date>
    <meta:editing-duration>PT9M4S</meta:editing-duration>
    <meta:editing-cycles>1</meta:editing-cycles>
    <meta:document-statistic meta:table-count="0" meta:image-count="0" meta:object-count="0" meta:page-count="2" meta:paragraph-count="31" meta:word-count="265" meta:character-count="1453" meta:non-whitespace-character-count="1221"/>
    <meta:generator>LibreOffice/7.3.7.2$Linux_X86_64 LibreOffice_project/30$Build-2</meta:generator>
  </office:meta>
</office:document-meta>
</file>